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82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0.138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071in"/>
    </style:style>
    <style:style style:name="co7" style:family="table-column">
      <style:table-column-properties fo:break-before="auto" style:column-width="2.6256in"/>
    </style:style>
    <style:style style:name="co8" style:family="table-column">
      <style:table-column-properties fo:break-before="auto" style:column-width="1.5374in"/>
    </style:style>
    <style:style style:name="co9" style:family="table-column">
      <style:table-column-properties fo:break-before="auto" style:column-width="1.3366in"/>
    </style:style>
    <style:style style:name="co10" style:family="table-column">
      <style:table-column-properties fo:break-before="auto" style:column-width="3.81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08">
      <style:text-properties fo:font-weight="bold" style:font-weight-asian="bold" style:font-weight-complex="bold"/>
    </style:style>
    <style:style style:name="ce22" style:family="table-cell" style:parent-style-name="Default" style:data-style-name="N108"/>
    <style:style style:name="ce23" style:family="table-cell" style:parent-style-name="Default" style:data-style-name="N81"/>
    <style:style style:name="ce24" style:family="table-cell" style:parent-style-name="Default" style:data-style-name="N10"/>
    <style:style style:name="ce25" style:family="table-cell" style:parent-style-name="Default"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108">
      <style:text-properties fo:font-weight="bold" style:font-weight-asian="bold" style:font-weight-complex="bold"/>
    </style:style>
    <style:style style:name="ce13" style:family="table-cell" style:parent-style-name="Default" style:data-style-name="N108"/>
    <style:style style:name="ce14" style:family="table-cell" style:parent-style-name="Default" style:data-style-name="N81"/>
    <style:style style:name="ce15" style:family="table-cell" style:parent-style-name="Default" style:data-style-name="N10"/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 style:vertical-align="top"/>
    </style:style>
    <style:style style:name="ce30" style:family="table-cell" style:parent-style-name="Default">
      <style:table-cell-properties style:vertical-align="top"/>
    </style:style>
    <style:style style:name="ce31" style:family="table-cell" style:parent-style-name="Default">
      <style:table-cell-properties fo:wrap-option="no-wrap" style:vertical-align="top"/>
      <style:text-properties fo:font-weight="bold" style:font-weight-asian="bold" style:font-weight-complex="bold"/>
    </style:style>
    <style:style style:name="ce32" style:family="table-cell" style:parent-style-name="Default">
      <style:table-cell-properties fo:wrap-option="no-wrap" style:vertical-align="top"/>
    </style:style>
    <style:style style:name="ce3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0" style:family="table-cell" style:parent-style-name="Default" style:data-style-name="N100"/>
    <style:style style:name="T2" style:family="text">
      <style:text-properties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ssage flow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2" table:default-cell-style-name="ce11"/>
        <table:table-column table:style-name="co2" table:number-columns-repeated="16374" table:default-cell-style-name="Default"/>
        <table:table-row table:style-name="ro1">
          <table:table-cell table:style-name="ce10" office:value-type="string" calcext:value-type="string">
            <text:p>Event</text:p>
          </table:table-cell>
          <table:table-cell/>
          <table:table-cell table:style-name="ce10" office:value-type="string" calcext:value-type="string">
            <text:p>Keyboard</text:p>
          </table:table-cell>
          <table:table-cell table:style-name="ce12" office:value-type="string" calcext:value-type="string">
            <text:p>Menu</text:p>
          </table:table-cell>
          <table:table-cell table:style-name="ce10" office:value-type="string" calcext:value-type="string">
            <text:p>Telegram</text:p>
          </table:table-cell>
          <table:table-cell table:style-name="ce10" office:value-type="string" calcext:value-type="string">
            <text:p>Controller</text:p>
          </table:table-cell>
          <table:table-cell table:style-name="ce10" office:value-type="string" calcext:value-type="string">
            <text:p>Display</text:p>
          </table:table-cell>
          <table:table-cell table:style-name="ce10" office:value-type="string" calcext:value-type="string">
            <text:p>Thermometer</text:p>
          </table:table-cell>
          <table:table-cell table:style-name="ce10" office:value-type="string" calcext:value-type="string">
            <text:p>Boiler</text:p>
          </table:table-cell>
          <table:table-cell table:style-name="ce10" office:value-type="string" calcext:value-type="string">
            <text:p>Config</text:p>
          </table:table-cell>
          <table:table-cell table:style-name="ce10" office:value-type="string" calcext:value-type="string">
            <text:p>Wifi</text:p>
          </table:table-cell>
          <table:table-cell table:style-name="ce10" office:value-type="string" calcext:value-type="string">
            <text:p>Time</text:p>
          </table:table-cell>
          <table:table-cell table:style-name="ce10"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Hardware button pressed</text:p>
          </table:table-cell>
          <table:table-cell/>
          <table:table-cell table:style-name="ce11" office:value-type="string" calcext:value-type="string">
            <text:p>send key info to menu</text:p>
          </table:table-cell>
          <table:table-cell table:number-columns-repeated="16381"/>
        </table:table-row>
        <table:table-row table:style-name="ro1">
          <table:table-cell table:style-name="ce10"/>
          <table:table-cell/>
          <table:table-cell table:style-name="ce10"/>
          <table:table-cell table:style-name="ce13" office:value-type="string" calcext:value-type="string">
            <text:p>decide action based on menu</text:p>
          </table:table-cell>
          <table:table-cell table:number-columns-repeated="16380"/>
        </table:table-row>
        <table:table-row table:style-name="ro1">
          <table:table-cell table:style-name="ce10"/>
          <table:table-cell/>
          <table:table-cell table:style-name="ce10"/>
          <table:table-cell table:style-name="ce13" office:value-type="string" calcext:value-type="string">
            <text:p>request to controller</text:p>
          </table:table-cell>
          <table:table-cell table:number-columns-repeated="16380"/>
        </table:table-row>
        <table:table-row table:style-name="ro1">
          <table:table-cell table:number-columns-repeated="3"/>
          <table:table-cell table:style-name="ce13"/>
          <table:table-cell/>
          <table:table-cell office:value-type="string" calcext:value-type="string">
            <text:p>update settings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3"/>
          <table:table-cell/>
          <table:table-cell office:value-type="string" calcext:value-type="string">
            <text:p>send information to display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office:value-type="string" calcext:value-type="string">
            <text:p>update display</text:p>
          </table:table-cell>
          <table:table-cell table:number-columns-repeated="16377"/>
        </table:table-row>
        <table:table-row table:style-name="ro1">
          <table:table-cell table:number-columns-repeated="6"/>
          <table:table-cell table:style-name="ce16" office:value-type="string" calcext:value-type="string">
            <text:p>end of event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Telegram button received</text:p>
          </table:table-cell>
          <table:table-cell/>
          <table:table-cell table:style-name="ce10"/>
          <table:table-cell/>
          <table:table-cell office:value-type="string" calcext:value-type="string">
            <text:p>menu dependent action</text:p>
          </table:table-cell>
          <table:table-cell table:number-columns-repeated="16379"/>
        </table:table-row>
        <table:table-row table:style-name="ro1">
          <table:table-cell table:style-name="ce10"/>
          <table:table-cell/>
          <table:table-cell table:style-name="ce10"/>
          <table:table-cell/>
          <table:table-cell table:style-name="ce13" office:value-type="string" calcext:value-type="string">
            <text:p>request to controller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4"/>
          <table:table-cell/>
          <table:table-cell office:value-type="string" calcext:value-type="string">
            <text:p>update settings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prepare telegram messag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request for telegram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15"/>
          <table:table-cell office:value-type="string" calcext:value-type="string">
            <text:p>update keyboard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<text:span text:style-name="T3">Telegram </text:span>message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14"/>
          <table:table-cell table:style-name="ce16" office:value-type="string" calcext:value-type="string">
            <text:p>end of event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Control boiler temperature</text:p>
          </table:table-cell>
          <table:table-cell/>
          <table:table-cell table:style-name="ce10"/>
          <table:table-cell table:number-columns-repeated="4"/>
          <table:table-cell office:value-type="string" calcext:value-type="string">
            <text:p>measure temperature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send temperature to controller</text:p>
          </table:table-cell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update boiler setpoint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request to boiler</text:p>
          </table:table-cell>
          <table:table-cell table:number-columns-repeated="16378"/>
        </table:table-row>
        <table:table-row table:style-name="ro1">
          <table:table-cell table:number-columns-repeated="8"/>
          <table:table-cell office:value-type="string" calcext:value-type="string">
            <text:p>send setpoint to boiler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request data from boiler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send data to telegram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send data to controller</text:p>
          </table:table-cell>
          <table:table-cell table:number-columns-repeated="16375"/>
        </table:table-row>
        <table:table-row table:style-name="ro1">
          <table:table-cell table:number-columns-repeated="8"/>
          <table:table-cell office:value-type="string" calcext:value-type="string">
            <text:p>send data to display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Load config</text:p>
          </table:table-cell>
          <table:table-cell table:number-columns-repeated="8"/>
          <table:table-cell office:value-type="string" calcext:value-type="string">
            <text:p>load config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calcext:value-type="string">
            <text:p>send data to controller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calcext:value-type="string">
            <text:p>send data to wifi</text:p>
          </table:table-cell>
          <table:table-cell table:number-columns-repeated="16374"/>
        </table:table-row>
        <table:table-row table:style-name="ro1">
          <table:table-cell table:number-columns-repeated="9"/>
          <table:table-cell office:value-type="string" calcext:value-type="string">
            <text:p>send data to time</text:p>
          </table:table-cell>
          <table:table-cell table:number-columns-repeated="16374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nu" table:style-name="ta1">
        <table:table-column table:style-name="co3" table:default-cell-style-name="ce17"/>
        <table:table-column table:style-name="co4" table:default-cell-style-name="ce18"/>
        <table:table-column table:style-name="co5" table:default-cell-style-name="Default"/>
        <table:table-row table:style-name="ro2">
          <table:table-cell office:value-type="string" calcext:value-type="string">
            <text:p>scnHome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SetpointHigh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Mai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SetpointLower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Main</text:p>
          </table:table-cell>
          <table:table-cell office:value-type="string" calcext:value-type="string">
            <text:p>Main menu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MenuOverruleTo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OverruleTomorrow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OverruleMultiple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Hom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OverruleToday</text:p>
          </table:table-cell>
          <table:table-cell office:value-type="string" calcext:value-type="string">
            <text:p>Overrule today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WorkFromHo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orkAtOff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llDayAw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utomatic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Mai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OverruleTomorrow</text:p>
          </table:table-cell>
          <table:table-cell office:value-type="string" calcext:value-type="string">
            <text:p>Overrule tomorrow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WorkFromHo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orkAtOff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llDayAw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utomatic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Mai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OverruleMultiple</text:p>
          </table:table-cell>
          <table:table-cell office:value-type="string" calcext:value-type="string">
            <text:p>Overrule multiple day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MultipleMore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ultipleFewer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ultipleDaySched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ultipleAutomatic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Mai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OverruleMultipleSchedule</text:p>
          </table:table-cell>
          <table:table-cell office:value-type="string" calcext:value-type="string">
            <text:p>Overrule multiple - schedu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WorkFromHo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orkAtOff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llDayAw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utomatic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OverruleMultipleDay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Main</text:p>
          </table:table-cell>
          <table:table-cell office:value-type="string" calcext:value-type="string">
            <text:p>Setting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MenuTemperatur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nsorOffset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WeekSchedul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HomeTim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OfficeTim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WeekendTim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Main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Temperature</text:p>
          </table:table-cell>
          <table:table-cell office:value-type="string" calcext:value-type="string">
            <text:p>Temperature setting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HighTemperatureU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ighTemperatureDow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LowTemperatureU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LowTemperatureDow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SensorOffset</text:p>
          </table:table-cell>
          <table:table-cell office:value-type="string" calcext:value-type="string">
            <text:p>Adjust sensor offset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SensorOffsetU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SensorOffsetDown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WeekSchedule</text:p>
          </table:table-cell>
          <table:table-cell office:value-type="string" calcext:value-type="string">
            <text:p>Set week schedu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Mon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ues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dnes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hurs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Fri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Satur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Sund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DaySchedule</text:p>
          </table:table-cell>
          <table:table-cell office:value-type="string" calcext:value-type="string">
            <text:p>Set day schedu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WorkFromHom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orkAtOffic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TodayAllDayAway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WeekSchedule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HomeTimes</text:p>
          </table:table-cell>
          <table:table-cell office:value-type="string" calcext:value-type="string">
            <text:p>Set home tim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HomeWakeU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omeWakeU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omeGoToSlee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omeGoToSlee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OfficeTimes</text:p>
          </table:table-cell>
          <table:table-cell office:value-type="string" calcext:value-type="string">
            <text:p>Set office tim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OfficeWakeU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OfficeWakeU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OfficeLeave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OfficeLeave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OfficeComeHome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OfficeComeHome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omeGoToSlee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HomeGoToSlee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scnSettingsWeekendTimes</text:p>
          </table:table-cell>
          <table:table-cell office:value-type="string" calcext:value-type="string">
            <text:p>Set weekend tim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cmdWeekendWakeU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WakeU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GoToSleepLat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WeekendGoToSleepEarlier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mdMenuSettings</text:p>
          </table:table-cell>
        </table:table-row>
        <table:table-row table:style-name="ro2" table:number-rows-repeated="104847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3" table:style-name="ta1">
        <office:forms form:automatic-focus="false" form:apply-design-mode="false"/>
        <table:table-column table:style-name="co6" table:default-cell-style-name="ce29"/>
        <table:table-column table:style-name="co7" table:default-cell-style-name="ce32"/>
        <table:table-column table:style-name="co8" table:default-cell-style-name="ce30"/>
        <table:table-column table:style-name="co9" table:default-cell-style-name="ce30"/>
        <table:table-column table:style-name="co8" table:default-cell-style-name="ce30"/>
        <table:table-column table:style-name="co6" table:default-cell-style-name="ce30"/>
        <table:table-column table:style-name="co5" table:number-columns-repeated="16378" table:default-cell-style-name="ce30"/>
        <table:table-row table:style-name="ro1">
          <table:table-cell table:style-name="ce28" office:value-type="string" calcext:value-type="string">
            <text:p>Event</text:p>
          </table:table-cell>
          <table:table-cell table:style-name="ce31" office:value-type="string" calcext:value-type="string">
            <text:p>Actions required</text:p>
          </table:table-cell>
          <table:table-cell table:style-name="ce33" office:value-type="string" calcext:value-type="string">
            <text:p>Sender</text:p>
          </table:table-cell>
          <table:table-cell table:style-name="ce33" office:value-type="string" calcext:value-type="string">
            <text:p>Receiving queue</text:p>
          </table:table-cell>
          <table:table-cell table:style-name="ce33" office:value-type="string" calcext:value-type="string">
            <text:p>Command</text:p>
          </table:table-cell>
          <table:table-cell table:number-columns-repeated="3"/>
          <table:table-cell table:style-name="ce33"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ystem starts up</text:p>
          </table:table-cell>
          <table:table-cell office:value-type="string" calcext:value-type="string">
            <text:p>Main loop sends message to controller</text:p>
          </table:table-cell>
          <table:table-cell office:value-type="string" calcext:value-type="string">
            <text:p>sndMenu</text:p>
          </table:table-cell>
          <table:table-cell office:value-type="string" calcext:value-type="string">
            <text:p>controllerQueue</text:p>
          </table:table-cell>
          <table:table-cell office:value-type="string" calcext:value-type="string">
            <text:p>cmdUpdateScreen 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ndController</text:p>
          </table:table-cell>
          <table:table-cell office:value-type="string" calcext:value-type="string">
            <text:p>displayQueue</text:p>
          </table:table-cell>
          <table:table-cell office:value-type="string" calcext:value-type="string">
            <text:p>cmdUpdateScreen </text:p>
          </table:table-cell>
          <table:table-cell table:number-columns-repeated="1637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User presses hardware key up</text:p>
          </table:table-cell>
          <table:table-cell office:value-type="string" calcext:value-type="string">
            <text:p>Menu handles key press</text:p>
          </table:table-cell>
          <table:table-cell office:value-type="string" calcext:value-type="string">
            <text:p>sndKeyboard</text:p>
          </table:table-cell>
          <table:table-cell office:value-type="string" calcext:value-type="string">
            <text:p>menuQueue</text:p>
          </table:table-cell>
          <table:table-cell office:value-type="string" calcext:value-type="string">
            <text:p>cmdKeyUp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ser presses hardware key select</text:p>
          </table:table-cell>
          <table:table-cell office:value-type="string" calcext:value-type="string">
            <text:p>Menu handles key press</text:p>
          </table:table-cell>
          <table:table-cell office:value-type="string" calcext:value-type="string">
            <text:p>sndKeyboard</text:p>
          </table:table-cell>
          <table:table-cell office:value-type="string" calcext:value-type="string">
            <text:p>menuQueue</text:p>
          </table:table-cell>
          <table:table-cell office:value-type="string" calcext:value-type="string">
            <text:p>cmdKeySelec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ser presses hardware key down</text:p>
          </table:table-cell>
          <table:table-cell office:value-type="string" calcext:value-type="string">
            <text:p>Menu handles key press</text:p>
          </table:table-cell>
          <table:table-cell office:value-type="string" calcext:value-type="string">
            <text:p>sndKeyboard</text:p>
          </table:table-cell>
          <table:table-cell office:value-type="string" calcext:value-type="string">
            <text:p>menuQueue</text:p>
          </table:table-cell>
          <table:table-cell office:value-type="string" calcext:value-type="string">
            <text:p>cmdKeyDow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User presses a button</text:p>
          </table:table-cell>
          <table:table-cell office:value-type="string" calcext:value-type="string">
            <text:p>Backlight switches on</text:p>
            <text:p>Telegram temporarily disabled</text:p>
          </table:table-cell>
          <table:table-cell office:value-type="string" calcext:value-type="string">
            <text:p>sndMenu</text:p>
          </table:table-cell>
          <table:table-cell office:value-type="string" calcext:value-type="string">
            <text:p>backlightQueue</text:p>
          </table:table-cell>
          <table:table-cell office:value-type="string" calcext:value-type="string">
            <text:p>cmdBacklightOn</text:p>
          </table:table-cell>
          <table:table-cell/>
          <table:table-cell office:value-type="string" calcext:value-type="string">
            <text:p>Change to cmdKeyPressed?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eck if this is needed!</text:p>
          </table:table-cell>
          <table:table-cell/>
          <table:table-cell office:value-type="string" calcext:value-type="string">
            <text:p>sndDisplay</text:p>
          </table:table-cell>
          <table:table-cell office:value-type="string" calcext:value-type="string">
            <text:p>backlightQueue</text:p>
          </table:table-cell>
          <table:table-cell office:value-type="string" calcext:value-type="string">
            <text:p>cmdBacklightOn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It has been some time since the last key was pressed</text:p>
          </table:table-cell>
          <table:table-cell office:value-type="string" calcext:value-type="string">
            <text:p>Backlight switches off</text:p>
            <text:p><text:span text:style-name="T3">Telegram reactivated</text:span></text:p>
          </table:table-cell>
          <table:table-cell office:value-type="string" calcext:value-type="string">
            <text:p>sndBacklight</text:p>
          </table:table-cell>
          <table:table-cell office:value-type="string" calcext:value-type="string">
            <text:p>menuQueue</text:p>
          </table:table-cell>
          <table:table-cell office:value-type="string" calcext:value-type="string">
            <text:p>cmdMenuHo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cklight dimming completed</text:p>
          </table:table-cell>
          <table:table-cell table:style-name="ce30" office:value-type="string" calcext:value-type="string">
            <text:p>Menu switches back to home screen</text:p>
          </table:table-cell>
          <table:table-cell office:value-type="string" calcext:value-type="string">
            <text:p>sndBacklight</text:p>
          </table:table-cell>
          <table:table-cell office:value-type="string" calcext:value-type="string">
            <text:p>menuQueue</text:p>
          </table:table-cell>
          <table:table-cell office:value-type="string" calcext:value-type="string">
            <text:p>cmdMenuHome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ce30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Update a menu screen</text:p>
          </table:table-cell>
          <table:table-cell/>
          <table:table-cell office:value-type="string" calcext:value-type="string">
            <text:p>sndMenu</text:p>
          </table:table-cell>
          <table:table-cell office:value-type="string" calcext:value-type="string">
            <text:p>displayQueue</text:p>
          </table:table-cell>
          <table:table-cell office:value-type="string" calcext:value-type="string">
            <text:p>cmdUpdateScreen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Telegram has changed something in the controller</text:p>
            <text:p>Switch backlight on</text:p>
          </table:table-cell>
          <table:table-cell/>
          <table:table-cell office:value-type="string" calcext:value-type="string">
            <text:p>sndTelegram</text:p>
          </table:table-cell>
          <table:table-cell office:value-type="string" calcext:value-type="string">
            <text:p>backlightQueue</text:p>
          </table:table-cell>
          <table:table-cell office:value-type="string" calcext:value-type="string">
            <text:p>cmdUpdateScreen</text:p>
          </table:table-cell>
          <table:table-cell table:number-columns-repeated="16379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4" table:style-name="ta1">
        <office:forms form:automatic-focus="false" form:apply-design-mode="false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row table:style-name="ro1">
          <table:table-cell table:style-name="ce40" office:value-type="string" calcext:value-type="string">
            <text:p>14:56:12.368 </text:p>
          </table:table-cell>
          <table:table-cell office:value-type="string" calcext:value-type="string">
            <text:p><text:s/>Loading config data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2.404 </text:p>
          </table:table-cell>
          <table:table-cell office:value-type="string" calcext:value-type="string">
            <text:p><text:s/>Config load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2.404 </text:p>
          </table:table-cell>
          <table:table-cell office:value-type="string" calcext:value-type="string">
            <text:p><text:s/>Initializing temperature sensors and boiler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2.404 </text:p>
          </table:table-cell>
          <table:table-cell office:value-type="string" calcext:value-type="string">
            <text:p><text:s/>0 device(s) found on OneWire bus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2.404 </text:p>
          </table:table-cell>
          <table:table-cell office:value-type="string" calcext:value-type="string">
            <text:p><text:s/>Parasite power on OneWire bus is: OFF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4.121 </text:p>
          </table:table-cell>
          <table:table-cell office:value-type="string" calcext:value-type="string">
            <text:p><text:s/>Initializing backlight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4.121 </text:p>
          </table:table-cell>
          <table:table-cell office:value-type="string" calcext:value-type="string">
            <text:p><text:s/>Initializing display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4.623 </text:p>
          </table:table-cell>
          <table:table-cell office:value-type="string" calcext:value-type="string">
            <text:p><text:s/>Initializing controller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4.623 </text:p>
          </table:table-cell>
          <table:table-cell office:value-type="string" calcext:value-type="string">
            <text:p><text:s/>Initializing WiFi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9.331 </text:p>
          </table:table-cell>
          <table:table-cell office:value-type="string" calcext:value-type="string">
            <text:p><text:s/>WiFi connected to HenkJanHot</text:p>
          </table:table-cell>
          <table:table-cell/>
        </table:table-row>
        <table:table-row table:style-name="ro1">
          <table:table-cell table:style-name="ce40" office:value-type="string" calcext:value-type="string">
            <text:p>14:56:19.331 </text:p>
          </table:table-cell>
          <table:table-cell office:value-type="string" calcext:value-type="string">
            <text:p><text:s/>Initializing Telegram handler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Initializing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Initializing keyboard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Sending cmdUpdateScreen mesage to controller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Configuring watchdog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Setup finish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49.395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0.178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4:58:50.178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0.335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0.695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3.822 </text:p>
          </table:table-cell>
          <table:table-cell office:value-type="string" calcext:value-type="string">
            <text:p><text:s/>Menu </text:p>
          </table:table-cell>
          <table:table-cell office:value-type="string" calcext:value-type="string">
            <text:p><text:s/>Controller [Update screen] k=0</text:p>
          </table:table-cell>
        </table:table-row>
        <table:table-row table:style-name="ro1">
          <table:table-cell table:style-name="ce40" office:value-type="string" calcext:value-type="string">
            <text:p>14:58:53.822 </text:p>
          </table:table-cell>
          <table:table-cell office:value-type="string" calcext:value-type="string">
            <text:p><text:s/>Controller::control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3.822 </text:p>
          </table:table-cell>
          <table:table-cell office:value-type="string" calcext:value-type="string">
            <text:p><text:s/>requestTimeZoneIfNeed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3.822 </text:p>
          </table:table-cell>
          <table:table-cell office:value-type="string" calcext:value-type="string">
            <text:p><text:s/>Requesting time zone and daylight saving time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3.822 </text:p>
          </table:table-cell>
          <table:table-cell office:value-type="string" calcext:value-type="string">
            <text:p><text:s/>Time zone [Europe/Amsterdam], request [http://worldtimeapi.org/api/timezone/Europe/Amsterdam]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Time zone difference retriev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syncTimeIfNeed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Wifi connected: Y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Total: 4764.0 ± nan ms max=4764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Temperature: 751.0 ± nan ms max=751.0 Menu: 0.0 ± nan ms max=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Display: 549.0 ± nan ms max=549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Telegram: 3094.0 ± nan ms max=3094.0 mController: 0.0 ± nan ms max=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Backlight: 0.0 ± nan ms max=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WiFi: 0.0 ± nan ms max=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Time: 370.0 ± nan ms max=37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Software version: 1.0.4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ime since reboot: 2 minutes 42 seconds</text:p>
          </table:table-cell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emperature measurement successful: N</text:p>
          </table:table-cell>
        </table:table-row>
        <table:table-row table:style-name="ro1">
          <table:table-cell table:style-name="ce40" office:value-type="string" calcext:value-type="string">
            <text:p>14:58:54.21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free bytes in the heap: 138524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bytes allocated to data in the heap: 131156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ize of the largest free block in the heap: 75796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fetime minimum free heap size: 60288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blocks allocated in the heap: 1086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free blocks in the heap: 44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number of blocks in the heap: 1130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Controll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260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622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Controller [Control temperature] k=0</text:p>
          </table:table-cell>
        </table:table-row>
        <table:table-row table:style-name="ro1">
          <table:table-cell table:style-name="ce40" office:value-type="string" calcext:value-type="string">
            <text:p>14:58:54.622 </text:p>
          </table:table-cell>
          <table:table-cell office:value-type="string" calcext:value-type="string">
            <text:p><text:s/>Controller::control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622 </text:p>
          </table:table-cell>
          <table:table-cell office:value-type="string" calcext:value-type="string">
            <text:p><text:s/>Wifi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4:58:54.622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622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8:54.960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00.279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1.045 </text:p>
          </table:table-cell>
          <table:table-cell office:value-type="string" calcext:value-type="string">
            <text:p><text:s/>syncTimeIfNeed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1.827 </text:p>
          </table:table-cell>
          <table:table-cell office:value-type="string" calcext:value-type="string">
            <text:p><text:s/>BoilerCommunicate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2.860 </text:p>
          </table:table-cell>
          <table:table-cell office:value-type="string" calcext:value-type="string">
            <text:p><text:s/>Boiler response: timeout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3.893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4:59:23.893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3.893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Boiler </text:p>
          </table:table-cell>
          <table:table-cell office:value-type="string" calcext:value-type="string">
            <text:p><text:s/>Telegram [Disable Telegram] k=0</text:p>
          </table:table-cell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TelegramHandler::handleQueueCommand() for chatID: 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Controller [Control temperature] k=0</text:p>
          </table:table-cell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Controller::control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Telegram </text:p>
          </table:table-cell>
          <table:table-cell office:value-type="string" calcext:value-type="string">
            <text:p><text:s/>Backlight [Turn backlight on] k=0</text:p>
          </table:table-cell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Boiler </text:p>
          </table:table-cell>
          <table:table-cell office:value-type="string" calcext:value-type="string">
            <text:p><text:s/>Display [Boiler sending icon] k=0</text:p>
          </table:table-cell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278 </text:p>
          </table:table-cell>
          <table:table-cell office:value-type="string" calcext:value-type="string">
            <text:p><text:s/>Display: Icon boiler transmitting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328 </text:p>
          </table:table-cell>
          <table:table-cell office:value-type="string" calcext:value-type="string">
            <text:p><text:s/>Boiler </text:p>
          </table:table-cell>
          <table:table-cell office:value-type="string" calcext:value-type="string">
            <text:p><text:s/>Telegram [Enable Telegram] k=0</text:p>
          </table:table-cell>
        </table:table-row>
        <table:table-row table:style-name="ro1">
          <table:table-cell table:style-name="ce40" office:value-type="string" calcext:value-type="string">
            <text:p>14:59:24.328 </text:p>
          </table:table-cell>
          <table:table-cell office:value-type="string" calcext:value-type="string">
            <text:p><text:s/>TelegramHandler::handleQueueCommand() for chatID: 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24.328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Telegram </text:p>
          </table:table-cell>
          <table:table-cell office:value-type="string" calcext:value-type="string">
            <text:p><text:s/>Backlight [Turn backlight on] k=0</text:p>
          </table:table-cell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syncTimeIfNeeded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Wifi connected: Y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Total: 4.1 ± 310.9 ms max=33068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Temperature: 0.2 ± 22.8 ms max=2820.0 Menu: 0.0 ± 0.1 ms max=1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Display: 0.1 ± 6.5 ms max=549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Telegram: 3.7 ± 307.8 ms max=33006.0 mController: 0.0 ± 0.1 ms max=3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Backlight: 0.0 ± 0.1 ms max=4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WiFi: 0.0 ± 0.1 ms max=1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Time: 0.0 ± 2.9 ms max=37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Software version: 1.0.4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ime since reboot: 3 minutes 45 seconds</text:p>
          </table:table-cell>
        </table:table-row>
        <table:table-row table:style-name="ro1">
          <table:table-cell table:style-name="ce40" office:value-type="string" calcext:value-type="string">
            <text:p>14:59:57.33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emperature measurement successful: N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free bytes in the heap: 131900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bytes allocated to data in the heap: 137564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ize of the largest free block in the heap: 75796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fetime minimum free heap size: 60256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blocks allocated in the heap: 1099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free blocks in the heap: 46</text:p>
          </table:table-cell>
        </table:table-row>
        <table:table-row table:style-name="ro1">
          <table:table-cell table:style-name="ce40" office:value-type="string" calcext:value-type="string">
            <text:p>14:59:57.381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number of blocks in the heap: 1145</text:p>
          </table:table-cell>
        </table:table-row>
        <table:table-row table:style-name="ro1">
          <table:table-cell table:style-name="ce40" office:value-type="string" calcext:value-type="string">
            <text:p>14:59:58.124 </text:p>
          </table:table-cell>
          <table:table-cell office:value-type="string" calcext:value-type="string">
            <text:p><text:s/>Boil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4:59:58.124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8.124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4:59:58.466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Controller [Control temperature] k=0</text:p>
          </table:table-cell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Controller::control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WeekendWakeUp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syncTimeIfNeeded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Time synched: 15:00:12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Telegram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2.827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149 </text:p>
          </table:table-cell>
          <table:table-cell office:value-type="string" calcext:value-type="string">
            <text:p><text:s/>Telegram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5:00:13.149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149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429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5:00:13.429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429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755 </text:p>
          </table:table-cell>
          <table:table-cell office:value-type="string" calcext:value-type="string">
            <text:p><text:s/>Wifi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5:00:13.755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3.755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0:14.034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227 </text:p>
          </table:table-cell>
          <table:table-cell office:value-type="string" calcext:value-type="string">
            <text:p><text:s/>Wifi connected: Y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Total: 8.8 ± 578.8 ms max=60505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Temperature: 0.3 ± 23.6 ms max=2820.0 Menu: 0.0 ± 0.1 ms max=1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Display: 0.2 ± 8.5 ms max=549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Telegram: 8.3 ± 573.4 ms max=60202.0 mController: 0.0 ± 0.1 ms max=3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Backlight: 0.0 ± 0.1 ms max=4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WiFi: 0.0 ± 0.1 ms max=1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Time: 0.0 ± 2.9 ms max=370.0 m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Software version: 1.0.4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ime since reboot: 5 minutes 2 seconds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emperature measurement successful: N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free bytes in the heap: 142192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bytes allocated to data in the heap: 127292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ize of the largest free block in the heap: 60880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Lifetime minimum free heap size: 59456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blocks allocated in the heap: 1096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Number of free blocks in the heap: 53</text:p>
          </table:table-cell>
        </table:table-row>
        <table:table-row table:style-name="ro1">
          <table:table-cell table:style-name="ce40" office:value-type="string" calcext:value-type="string">
            <text:p>15:01:14.317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Total number of blocks in the heap: 1149</text:p>
          </table:table-cell>
        </table:table-row>
        <table:table-row table:style-name="ro1">
          <table:table-cell table:style-name="ce40" office:value-type="string" calcext:value-type="string">
            <text:p>15:01:15.058 </text:p>
          </table:table-cell>
          <table:table-cell office:value-type="string" calcext:value-type="string">
            <text:p><text:s/>0 device(s) found on OneWire bus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5.058 </text:p>
          </table:table-cell>
          <table:table-cell office:value-type="string" calcext:value-type="string">
            <text:p><text:s/>Parasite power on OneWire bus is: OFF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5.809 </text:p>
          </table:table-cell>
          <table:table-cell office:value-type="string" calcext:value-type="string">
            <text:p><text:s/>Thermometer </text:p>
          </table:table-cell>
          <table:table-cell office:value-type="string" calcext:value-type="string">
            <text:p><text:s/>Display [Update screen] k=0</text:p>
          </table:table-cell>
        </table:table-row>
        <table:table-row table:style-name="ro1">
          <table:table-cell table:style-name="ce40" office:value-type="string" calcext:value-type="string">
            <text:p>15:01:15.809 </text:p>
          </table:table-cell>
          <table:table-cell office:value-type="string" calcext:value-type="string">
            <text:p><text:s/>Display::processMessage() screen: Home command: Main menu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5.809 </text:p>
          </table:table-cell>
          <table:table-cell office:value-type="string" calcext:value-type="string">
            <text:p><text:s/>Display::displayHomeScreen()</text:p>
          </table:table-cell>
          <table:table-cell/>
        </table:table-row>
        <table:table-row table:style-name="ro1">
          <table:table-cell table:style-name="ce40" office:value-type="string" calcext:value-type="string">
            <text:p>15:01:16.119 </text:p>
          </table:table-cell>
          <table:table-cell office:value-type="string" calcext:value-type="string">
            <text:p><text:s/>telegramHandler.checkNewMessages(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enu &gt; Controller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 &gt; Backlight [Turn backlight 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estTimeZoneIfNee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questing time zone and daylight saving ti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zone [Europe/Amsterdam], request [http://worldtimeapi.org/api/timezone/Europe/Amsterdam]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zone difference retrie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TimeIfNee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12458.0 ± nan ms max=12458.0 msTemperature: 751.0 ± nan ms max=751.0 Menu: 0.0 ± nan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547.0 ± nan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10777.0 ± nan ms max=10777.0Controller: 0.0 ± nan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nan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nan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382.0 ± nan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1 minutes 14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437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261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11379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59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0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1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yncTimeIfNee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 synched: 15:10: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ekendWake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15429.6 ± 14064.7 ms max=36457.Temperature: 451.2 ± 411.4 ms max=752.Menu: 0.0 ± 0.0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384.4 ± 94.3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14516.6 ± 13978.0 ms max=353Controller: 0.4 ± 0.9 ms max=2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0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0 ms max=0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76.8 ± 170.6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2 minutes 19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166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52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6388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598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6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Communic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response: time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Display [Boiler sending ic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Icon boiler transmi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Telegram [Disable Telegram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::handleQueueCommand() for chatID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Backlight [Turn backlight 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Telegram [Enable Telegram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::handleQueueCommand() for chatID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Backlight [Turn backlight 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13.5 ± 576.1 ms max=3645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: 0.5 ± 25.3 ms max=2069.0 Menu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0.3 ± 10.2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12.6 ± 558.4 ms max=35350.0 Controller: 0.0 ± 0.1 ms max=2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0.0 ± 3.8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3 minutes 19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201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491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6660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564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1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4.2 ± 304.2 ms max=3645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: 0.1 ± 12.5 ms max=2069.0 Menu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0.1 ± 5.4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4.0 ± 295.0 ms max=35350.0 mController: 0.0 ± 0.1 ms max=2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0.0 ± 1.7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4 minutes 31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340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3556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7730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494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08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3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 device(s) found on OneWire bu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rasite power on OneWire bus is: OF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2.7 ± 231.1 ms max=3645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: 0.1 ± 10.3 ms max=2069.0 Menu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0.1 ± 4.0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2.5 ± 223.4 ms max=35350.0 mController: 0.0 ± 0.1 ms max=2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0.0 ± 1.2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5 minutes 31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226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466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6222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494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10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5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3.1 ± 301.6 ms max=70178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: 0.1 ± 9.9 ms max=2069.0 mMenu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0.0 ± 3.9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2.9 ± 294.3 ms max=69124.0 mController: 0.0 ± 0.1 ms max=2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0.0 ± 1.1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6 minutes 50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440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256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66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494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0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3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Communicat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response: time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Telegram [Disable Telegram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::handleQueueCommand() for chatID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Backlight [Turn backlight 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Display [Boiler sending ic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Icon boiler transmitt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Telegram [Enable Telegram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::handleQueueCommand() for chatID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Backlight [Turn backlight o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il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 connected: 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: 3.1 ± 314.1 ms max=70178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mperature: 0.1 ± 11.5 ms max=2820.0 Menu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 0.0 ± 3.8 ms max=547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: 2.9 ± 308.4 ms max=69124.0 mController: 0.0 ± 0.1 ms max=3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cklight: 0.0 ± 0.1 ms max=4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Fi: 0.0 ± 0.1 ms max=1.0 m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e: 0.0 ± 1.0 ms max=382.0 m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Software version: 1.0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ime since reboot: 8 minutes 42 second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emperature measurement successful: 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free bytes in the heap: 13989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bytes allocated to data in the heap: 1294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Size of the largest free block in the heap: 667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Lifetime minimum free heap size: 4856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blocks allocated in the heap: 11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Number of free blocks in the heap: 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 Total number of blocks in the heap: 1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Controller [Control temperature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r::control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rmometer &gt; Display [Update screen] k=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processMessage() screen: Home command: Main men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play::displayHome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legramHandler.checkNewMessages()</text:p>
          </table:table-cell>
          <table:table-cell/>
        </table:table-row>
        <table:table-row table:style-name="ro1" table:number-rows-repeated="10481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701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7T09:36:20.713000000</meta:creation-date>
    <meta:editing-duration>P3DT5H11M51S</meta:editing-duration>
    <meta:editing-cycles>9</meta:editing-cycles>
    <meta:generator>LibreOffice/7.4.1.2$Windows_X86_64 LibreOffice_project/3c58a8f3a960df8bc8fd77b461821e42c061c5f0</meta:generator>
    <dc:title>DefaultTemplateHenkJan</dc:title>
    <dc:date>2022-11-19T23:15:47.379000000</dc:date>
    <meta:document-statistic meta:table-count="4" meta:cell-count="811" meta:object-count="0"/>
    <meta:template xlink:type="simple" xlink:actuate="onRequest" xlink:title="DefaultTemplateHenkJan" xlink:href="../../../../AppData/Roaming/LibreOffice/4/user/template/DefaultTemplateHenkJan.ots" meta:date="2022-04-17T09:36:18.308000000"/>
  </office:meta>
</office:document-meta>
</file>